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ato Extended" fo:font-size="12pt" fo:letter-spacing="normal" fo:font-style="normal" fo:font-weight="normal" officeooo:rsid="00121895" officeooo:paragraph-rsid="0016b480" loext:padding="0cm" loext:border="none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Lato Extended" fo:font-size="12pt" fo:letter-spacing="normal" fo:font-style="normal" fo:font-weight="normal" officeooo:rsid="00121895" officeooo:paragraph-rsid="0015d1a0" loext:padding="0cm" loext:border="none"/>
    </style:style>
    <style:style style:name="P4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ato Extended" fo:font-size="12pt" fo:letter-spacing="normal" fo:font-style="normal" fo:font-weight="normal" officeooo:rsid="0016b480" officeooo:paragraph-rsid="001aad8b" loext:padding="0cm" loext:border="none"/>
    </style:style>
    <style:style style:name="P5" style:family="paragraph" style:parent-style-name="Text_20_body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ato Extended" fo:font-size="12pt" fo:letter-spacing="normal" fo:font-style="normal" fo:font-weight="bold" officeooo:rsid="00121895" officeooo:paragraph-rsid="0016b480" style:font-weight-asian="bold" style:font-weight-complex="bold" loext:padding="0cm" loext:border="none"/>
    </style:style>
    <style:style style:name="P6" style:family="paragraph" style:parent-style-name="Standard">
      <style:paragraph-properties fo:text-align="center" style:justify-single-word="false"/>
      <style:text-properties officeooo:rsid="0015d1a0" officeooo:paragraph-rsid="0015d1a0"/>
    </style:style>
    <style:style style:name="P7" style:family="paragraph" style:parent-style-name="Standard">
      <style:paragraph-properties fo:text-align="start" style:justify-single-word="false"/>
      <style:text-properties officeooo:rsid="0015d1a0" officeooo:paragraph-rsid="0015d1a0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5d1a0" officeooo:paragraph-rsid="0015d1a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d1a0"/>
    </style:style>
    <style:style style:name="T3" style:family="text">
      <style:text-properties officeooo:rsid="0016b480"/>
    </style:style>
    <style:style style:name="T4" style:family="text">
      <style:text-properties officeooo:rsid="001893fe"/>
    </style:style>
    <style:style style:name="T5" style:family="text">
      <style:text-properties officeooo:rsid="001a63c1"/>
    </style:style>
    <style:style style:name="T6" style:family="text">
      <style:text-properties officeooo:rsid="001c237c"/>
    </style:style>
    <style:style style:name="T7" style:family="text">
      <style:text-properties officeooo:rsid="001de4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NALYSIS REPORT</text:p>
      <text:p text:style-name="P6"><text:span text:style-name="T1">FOR</text:span> </text:p>
      <text:p text:style-name="P8">ASSIGNMENT 3 NON PARAMETRIC TESTS</text:p>
      <text:p text:style-name="P3"/>
      <text:p text:style-name="P7"/>
      <text:p text:style-name="P5">Inferences and Discussions</text:p>
      <text:p text:style-name="P2"/>
      <text:p text:style-name="P2"><text:span text:style-name="T4">The ‘</text:span><text:span text:style-name="T7">Numerical Pain Rating Scale’ (</text:span><text:span text:style-name="T4">NPRS</text:span><text:span text:style-name="T7">)</text:span><text:span text:style-name="T4"> generally measures the subjective intensity of pain and records the patient’s self-rated level of pain </text:span><text:span text:style-name="T5">on</text:span><text:span text:style-name="T4"> an 11-point </text:span><text:span text:style-name="T5">numerical </text:span><text:span text:style-name="T4">scale scored from “0” </text:span><text:span text:style-name="T5">(</text:span><text:span text:style-name="T4">no pain</text:span><text:span text:style-name="T5">) to</text:span><text:span text:style-name="T4"> “10” </text:span><text:span text:style-name="T5">(</text:span><text:span text:style-name="T4">worst pain imaginable</text:span><text:span text:style-name="T5">)</text:span><text:span text:style-name="T4"> (McCaffery et al, 1989). </text:span><text:span text:style-name="T2">The ‘before treatment’ NPRS score is </text:span><text:span text:style-name="T3">expected to be</text:span><text:span text:style-name="T2"> larger than </text:span><text:span text:style-name="T3">the</text:span><text:span text:style-name="T2"> ‘after treatment’ NPRS score, </text:span><text:span text:style-name="T3">which implies that</text:span><text:span text:style-name="T2"> each patient’s pain level </text:span><text:span text:style-name="T3">assessment </text:span><text:span text:style-name="T2">is expected to decrease </text:span><text:span text:style-name="T3">post treatment</text:span><text:span text:style-name="T2">. </text:span><text:span text:style-name="T3">Hence</text:span>, higher NPRS score indicates more pain and <text:span text:style-name="T3">post treatment</text:span> lower number confirms that the treatment was effective. <text:span text:style-name="T3">T</text:span><text:span text:style-name="T2">he Nul</text:span><text:span text:style-name="T3">l</text:span><text:span text:style-name="T2"> Hypothesis is that the difference between the two observations (‘before’ - ‘after’) is zero – where H0: Ua-Ub=D=0. Alternative is greater than zero, that is, H1 is Not H0; if p-value is &lt; 0.05, </text:span><text:span text:style-name="T3">then </text:span><text:span text:style-name="T2">H0 is rejected and confirms that post treatment was effective.</text:span> </text:p>
      <text:p text:style-name="P2"/>
      <text:p text:style-name="P2">During preliminary data checks <text:span text:style-name="T3">and analysis</text:span>, the ‘<text:span text:style-name="T3">NPRS_after’ has an unusually large value of</text:span> 64 <text:span text:style-name="T5">in row 3 of group A observations</text:span>, which was viewed as <text:span text:style-name="T5">an</text:span> out-of-place outlier that can lead to biased and highly superious test outcome. <text:span text:style-name="T4">A critical review of the methodology for NPRS </text:span><text:span text:style-name="T5">shows that recorded scores must fall within the range of 0 to 10 and anything below and above should be an unusual error.</text:span> <text:span text:style-name="T5">Hence,</text:span> <text:span text:style-name="T3">the </text:span><text:span text:style-name="T5">number </text:span>64 was recorded in error and <text:span text:style-name="T5">should be read with caution as a typo error. The best academic guess is that the correct number should be</text:span> 4 in accordance with <text:span text:style-name="T5">the</text:span><text:span text:style-name="T3"> NPRS scor</text:span><text:span text:style-name="T5">ing range</text:span>. </text:p>
      <text:p text:style-name="P2"/>
      <text:p text:style-name="P2">As suspected, test results from <text:span text:style-name="T3">the original NPRS Data</text:span> <text:span text:style-name="T3">using </text:span>the ‘Wilcoxon Signed Ranked’ test for paired samples<text:span text:style-name="T3"> </text:span>showed some inconsistencies <text:span text:style-name="T3">within group outcomes </text:span>with the p-value<text:span text:style-name="T3"> = 0.0003079 for Group B</text:span> being more significant compared to <text:span text:style-name="T3">the p-value = 0.005199 for Group A, </text:span>when it <text:span text:style-name="T3">was </text:span>supposed to be the other way around. <text:span text:style-name="T3">Also, the Mann Whitney U test of difference between the two groups</text:span> <text:span text:style-name="T3">was analysed with caution.</text:span></text:p>
      <text:p text:style-name="P2"/>
      <text:p text:style-name="P4">This spurious result was due to the unusual outlier (very large value of 64 in row 3) present only in group A sample, which provoked further testings with an adjusted dataset (NPRS Data adjusted). The test results from the adjusted dataset showed that group A sample has more significant output (p-value = 0.0002984) compared to group B output result (p-value = 0.0003079), <text:span text:style-name="T5">as should be expected between the drug treatment group A and the placebo treatment group B</text:span>. </text:p>
      <text:p text:style-name="P4"/>
      <text:p text:style-name="P4">From both the original and adjusted data test results, the output p-values for group B remained the same in both tests (p-value = 0.0003079 and p-value = 0.0003079) whereas group A showed two different p-value results ( p-value = 0.005199 and p-value = 0.0002984). </text:p>
      <text:p text:style-name="P2"><text:soft-page-break/></text:p>
      <text:p text:style-name="P4">Very importantly, our adjusted dataset showed more consistent results as group A remains more statistically significant than group B, even though both the drug and placebo showed post treatment effectiveness. <text:span text:style-name="T5">This is not surprising given the ‘placebo effect’ in clinical trials of pain treatments that usually bias </text:span><text:span text:style-name="T6">test </text:span><text:span text:style-name="T5">result</text:span><text:span text:style-name="T6">s</text:span><text:span text:style-name="T5"> outcome (</text:span><text:span text:style-name="T6">see </text:span><text:span text:style-name="T5">Tetreault et al, 2016; Vachon-Presseau et al, 2018). </text:span></text:p>
      <text:p text:style-name="P4"/>
      <text:p text:style-name="P4">While we can prove that the drug treatment was effective, result also show<text:span text:style-name="T5">s</text:span> that the placebo treatment <text:span text:style-name="T5">has been</text:span> effective too.We can conclude <text:span text:style-name="T5">confidently in the adjusted dataset</text:span> that the drug treatment after three days showed more effectiveness than the placebo treatment after three days. 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ato Extended" svg:font-family="'Lato Extended', Lato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9T21:33:20.935000000</meta:creation-date>
    <dc:date>2024-01-29T22:47:28.143000000</dc:date>
    <meta:editing-duration>P1DT10H45M57S</meta:editing-duration>
    <meta:editing-cycles>13</meta:editing-cycles>
    <meta:generator>sFree_Office_for_Docs_and_PDF/7.4.2.3$Windows_X86_64 LibreOffice_project/382eef1f22670f7f4118c8c2dd222ec7ad009daf</meta:generator>
    <meta:document-statistic meta:table-count="0" meta:image-count="0" meta:object-count="0" meta:page-count="2" meta:paragraph-count="12" meta:word-count="549" meta:character-count="3356" meta:non-whitespace-character-count="2810"/>
  </office:meta>
</office:document-meta>
</file>